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4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37" calcext:value-type="float">
            <text:p>42437</text:p>
          </table:table-cell>
          <table:table-cell table:formula="of:=[.DZ28]-[.DZ54]-[.DZ80]" office:value-type="float" office:value="44625" calcext:value-type="float">
            <text:p>44625</text:p>
          </table:table-cell>
          <table:table-cell table:formula="of:=[.EA28]-[.EA54]-[.EA80]" office:value-type="float" office:value="46986" calcext:value-type="float">
            <text:p>46986</text:p>
          </table:table-cell>
          <table:table-cell table:formula="of:=[.EB28]-[.EB54]-[.EB80]" office:value-type="float" office:value="49075" calcext:value-type="float">
            <text:p>49075</text:p>
          </table:table-cell>
          <table:table-cell table:formula="of:=[.EC28]-[.EC54]-[.EC80]" office:value-type="float" office:value="51181" calcext:value-type="float">
            <text:p>51181</text:p>
          </table:table-cell>
          <table:table-cell table:formula="of:=[.ED28]-[.ED54]-[.ED80]" office:value-type="float" office:value="52791" calcext:value-type="float">
            <text:p>527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55" calcext:value-type="float">
            <text:p>32655</text:p>
          </table:table-cell>
          <table:table-cell table:formula="of:=[.DZ29]-[.DZ55]-[.DZ81]" office:value-type="float" office:value="33756" calcext:value-type="float">
            <text:p>33756</text:p>
          </table:table-cell>
          <table:table-cell table:formula="of:=[.EA29]-[.EA55]-[.EA81]" office:value-type="float" office:value="34804" calcext:value-type="float">
            <text:p>34804</text:p>
          </table:table-cell>
          <table:table-cell table:formula="of:=[.EB29]-[.EB55]-[.EB81]" office:value-type="float" office:value="35833" calcext:value-type="float">
            <text:p>35833</text:p>
          </table:table-cell>
          <table:table-cell table:formula="of:=[.EC29]-[.EC55]-[.EC81]" office:value-type="float" office:value="36880" calcext:value-type="float">
            <text:p>36880</text:p>
          </table:table-cell>
          <table:table-cell table:formula="of:=[.ED29]-[.ED55]-[.ED81]" office:value-type="float" office:value="37623" calcext:value-type="float">
            <text:p>376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80" calcext:value-type="float">
            <text:p>-36480</text:p>
          </table:table-cell>
          <table:table-cell table:formula="of:=[.DZ52]-[.DZ78]-[.DZ104]" office:value-type="float" office:value="-38291" calcext:value-type="float">
            <text:p>-38291</text:p>
          </table:table-cell>
          <table:table-cell table:formula="of:=[.EA52]-[.EA78]-[.EA104]" office:value-type="float" office:value="-38962" calcext:value-type="float">
            <text:p>-38962</text:p>
          </table:table-cell>
          <table:table-cell table:formula="of:=[.EB52]-[.EB78]-[.EB104]" office:value-type="float" office:value="-41386" calcext:value-type="float">
            <text:p>-41386</text:p>
          </table:table-cell>
          <table:table-cell table:formula="of:=[.EC52]-[.EC78]-[.EC104]" office:value-type="float" office:value="-42695" calcext:value-type="float">
            <text:p>-42695</text:p>
          </table:table-cell>
          <table:table-cell table:formula="of:=[.ED52]-[.ED78]-[.ED104]" office:value-type="float" office:value="-44174" calcext:value-type="float">
            <text:p>-4417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1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7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office:value-type="float" office:value="749" calcext:value-type="float">
            <text:p>749</text:p>
          </table:table-cell>
          <table:table-cell office:value-type="float" office:value="784" calcext:value-type="float">
            <text:p>784</text:p>
          </table:table-cell>
          <table:table-cell office:value-type="float" office:value="795" calcext:value-type="float">
            <text:p>795</text:p>
          </table:table-cell>
          <table:table-cell office:value-type="float" office:value="825" calcext:value-type="float">
            <text:p>825</text:p>
          </table:table-cell>
          <table:table-cell office:value-type="float" office:value="832" calcext:value-type="float">
            <text:p>832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office:value-type="float" office:value="598" calcext:value-type="float">
            <text:p>598</text:p>
          </table:table-cell>
          <table:table-cell office:value-type="float" office:value="614" calcext:value-type="float">
            <text:p>614</text:p>
          </table:table-cell>
          <table:table-cell office:value-type="float" office:value="624" calcext:value-type="float">
            <text:p>624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3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" office:value-type="float" office:value="54" calcext:value-type="float">
            <text:p>54</text:p>
          </table:table-cell>
          <table:table-cell table:style-name="ce3" table:formula="of:=13+41+23" office:value-type="float" office:value="77" calcext:value-type="float">
            <text:p>77</text:p>
          </table:table-cell>
          <table:table-cell table:style-name="ce3" table:formula="of:=13+41+23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0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0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0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7:22:03.398153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13T17:32:13.977751684</dc:date>
    <meta:editing-duration>PT11H13M16S</meta:editing-duration>
    <meta:editing-cycles>111</meta:editing-cycles>
    <meta:document-statistic meta:table-count="1" meta:cell-count="21038" meta:object-count="0"/>
  </office:meta>
</office:document-meta>
</file>